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232.36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c3687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1c3687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dddddd" fo:wrap-option="wrap" style:shrink-to-fit="fals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ffffff"/>
    </style:style>
    <style:style style:name="T2" style:family="text">
      <style:text-properties fo:color="#fff2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7" table:number-columns-repeated="3"/>
          <table:table-cell table:style-name="ce10" office:value-type="string" calcext:value-type="string">
            <text:p><text:span text:style-name="T1">How Many Phenom II's is My CPU! </text:span><text:span text:style-name="T2">(Single Thread)</text:span></text:p>
          </table:table-cell>
          <table:table-cell table:style-name="ce7" table:number-columns-repeated="10"/>
          <table:table-cell/>
        </table:table-row>
        <table:table-row table:style-name="ro2">
          <table:table-cell table:style-name="Default"/>
          <table:table-cell table:style-name="ce2" office:value-type="string" calcext:value-type="string">
            <text:p>Run 1/10</text:p>
          </table:table-cell>
          <table:table-cell table:style-name="ce2" office:value-type="string" calcext:value-type="string">
            <text:p>Run 2/10</text:p>
          </table:table-cell>
          <table:table-cell table:style-name="ce2" office:value-type="string" calcext:value-type="string">
            <text:p>Run 3/10</text:p>
          </table:table-cell>
          <table:table-cell table:style-name="ce2" office:value-type="string" calcext:value-type="string">
            <text:p>Run 4/10</text:p>
          </table:table-cell>
          <table:table-cell table:style-name="ce2" office:value-type="string" calcext:value-type="string">
            <text:p>Run 5/10</text:p>
          </table:table-cell>
          <table:table-cell table:style-name="ce2" office:value-type="string" calcext:value-type="string">
            <text:p>Run 6/10</text:p>
          </table:table-cell>
          <table:table-cell table:style-name="ce2" office:value-type="string" calcext:value-type="string">
            <text:p>Run 7/10</text:p>
          </table:table-cell>
          <table:table-cell table:style-name="ce2" office:value-type="string" calcext:value-type="string">
            <text:p>Run 8/10</text:p>
          </table:table-cell>
          <table:table-cell table:style-name="ce2" office:value-type="string" calcext:value-type="string">
            <text:p>Run 9/10</text:p>
          </table:table-cell>
          <table:table-cell table:style-name="ce2" office:value-type="string" calcext:value-type="string">
            <text:p>Run 10/10</text:p>
          </table:table-cell>
          <table:table-cell table:style-name="ce2" office:value-type="string" calcext:value-type="string">
            <text:p>Billion instructions/second</text:p>
          </table:table-cell>
          <table:table-cell table:style-name="ce5" office:value-type="string" calcext:value-type="string">
            <text:p>Phenom's II's worth's (AMD Quad Core Phenom II 810 from the year 2009)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1. ADD REG, 1</text:p>
          </table:table-cell>
          <table:table-cell office:value-type="float" office:value="7.391946" calcext:value-type="float">
            <text:p>7.391946</text:p>
          </table:table-cell>
          <table:table-cell office:value-type="float" office:value="7.387092" calcext:value-type="float">
            <text:p>7.387092</text:p>
          </table:table-cell>
          <table:table-cell office:value-type="float" office:value="7.399913" calcext:value-type="float">
            <text:p>7.399913</text:p>
          </table:table-cell>
          <table:table-cell office:value-type="float" office:value="7.400606" calcext:value-type="float">
            <text:p>7.400606</text:p>
          </table:table-cell>
          <table:table-cell office:value-type="float" office:value="7.398191" calcext:value-type="float">
            <text:p>7.398191</text:p>
          </table:table-cell>
          <table:table-cell office:value-type="float" office:value="7.398406" calcext:value-type="float">
            <text:p>7.398406</text:p>
          </table:table-cell>
          <table:table-cell office:value-type="float" office:value="7.398865" calcext:value-type="float">
            <text:p>7.398865</text:p>
          </table:table-cell>
          <table:table-cell office:value-type="float" office:value="7.39918" calcext:value-type="float">
            <text:p>7.39918</text:p>
          </table:table-cell>
          <table:table-cell office:value-type="float" office:value="7.399258" calcext:value-type="float">
            <text:p>7.399258</text:p>
          </table:table-cell>
          <table:table-cell office:value-type="float" office:value="7.413435" calcext:value-type="float">
            <text:p>7.413435</text:p>
          </table:table-cell>
          <table:table-cell office:value-type="float" office:value="14.535379" calcext:value-type="float">
            <text:p>14.535379</text:p>
          </table:table-cell>
          <table:table-cell office:value-type="float" office:value="1.927678" calcext:value-type="float">
            <text:p>1.927678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2. AND REG, REG</text:p>
          </table:table-cell>
          <table:table-cell office:value-type="float" office:value="7.393335" calcext:value-type="float">
            <text:p>7.393335</text:p>
          </table:table-cell>
          <table:table-cell office:value-type="float" office:value="7.392459" calcext:value-type="float">
            <text:p>7.392459</text:p>
          </table:table-cell>
          <table:table-cell office:value-type="float" office:value="7.390254" calcext:value-type="float">
            <text:p>7.390254</text:p>
          </table:table-cell>
          <table:table-cell office:value-type="float" office:value="7.393442" calcext:value-type="float">
            <text:p>7.393442</text:p>
          </table:table-cell>
          <table:table-cell office:value-type="float" office:value="7.389952" calcext:value-type="float">
            <text:p>7.389952</text:p>
          </table:table-cell>
          <table:table-cell office:value-type="float" office:value="7.391757" calcext:value-type="float">
            <text:p>7.391757</text:p>
          </table:table-cell>
          <table:table-cell office:value-type="float" office:value="7.394542" calcext:value-type="float">
            <text:p>7.394542</text:p>
          </table:table-cell>
          <table:table-cell office:value-type="float" office:value="7.390785" calcext:value-type="float">
            <text:p>7.390785</text:p>
          </table:table-cell>
          <table:table-cell office:value-type="float" office:value="7.393462" calcext:value-type="float">
            <text:p>7.393462</text:p>
          </table:table-cell>
          <table:table-cell office:value-type="float" office:value="7.390839" calcext:value-type="float">
            <text:p>7.390839</text:p>
          </table:table-cell>
          <table:table-cell office:value-type="float" office:value="14.529754" calcext:value-type="float">
            <text:p>14.529754</text:p>
          </table:table-cell>
          <table:table-cell office:value-type="float" office:value="1.897879" calcext:value-type="float">
            <text:p>1.897879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3. SHR REG, CL</text:p>
          </table:table-cell>
          <table:table-cell office:value-type="float" office:value="7.391199" calcext:value-type="float">
            <text:p>7.391199</text:p>
          </table:table-cell>
          <table:table-cell office:value-type="float" office:value="7.393532" calcext:value-type="float">
            <text:p>7.393532</text:p>
          </table:table-cell>
          <table:table-cell office:value-type="float" office:value="7.394739" calcext:value-type="float">
            <text:p>7.394739</text:p>
          </table:table-cell>
          <table:table-cell office:value-type="float" office:value="7.39094" calcext:value-type="float">
            <text:p>7.39094</text:p>
          </table:table-cell>
          <table:table-cell office:value-type="float" office:value="7.391874" calcext:value-type="float">
            <text:p>7.391874</text:p>
          </table:table-cell>
          <table:table-cell office:value-type="float" office:value="7.391408" calcext:value-type="float">
            <text:p>7.391408</text:p>
          </table:table-cell>
          <table:table-cell office:value-type="float" office:value="7.392556" calcext:value-type="float">
            <text:p>7.392556</text:p>
          </table:table-cell>
          <table:table-cell office:value-type="float" office:value="7.390364" calcext:value-type="float">
            <text:p>7.390364</text:p>
          </table:table-cell>
          <table:table-cell office:value-type="float" office:value="7.392673" calcext:value-type="float">
            <text:p>7.392673</text:p>
          </table:table-cell>
          <table:table-cell office:value-type="float" office:value="7.391348" calcext:value-type="float">
            <text:p>7.391348</text:p>
          </table:table-cell>
          <table:table-cell office:value-type="float" office:value="14.528944" calcext:value-type="float">
            <text:p>14.528944</text:p>
          </table:table-cell>
          <table:table-cell office:value-type="float" office:value="1.926896" calcext:value-type="float">
            <text:p>1.926896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4. PADDB MMX</text:p>
          </table:table-cell>
          <table:table-cell office:value-type="float" office:value="2.54255" calcext:value-type="float">
            <text:p>2.54255</text:p>
          </table:table-cell>
          <table:table-cell office:value-type="float" office:value="2.53686" calcext:value-type="float">
            <text:p>2.53686</text:p>
          </table:table-cell>
          <table:table-cell office:value-type="float" office:value="2.552225" calcext:value-type="float">
            <text:p>2.552225</text:p>
          </table:table-cell>
          <table:table-cell office:value-type="float" office:value="2.541686" calcext:value-type="float">
            <text:p>2.541686</text:p>
          </table:table-cell>
          <table:table-cell office:value-type="float" office:value="2.535884" calcext:value-type="float">
            <text:p>2.535884</text:p>
          </table:table-cell>
          <table:table-cell office:value-type="float" office:value="2.542006" calcext:value-type="float">
            <text:p>2.542006</text:p>
          </table:table-cell>
          <table:table-cell office:value-type="float" office:value="2.537304" calcext:value-type="float">
            <text:p>2.537304</text:p>
          </table:table-cell>
          <table:table-cell office:value-type="float" office:value="2.541426" calcext:value-type="float">
            <text:p>2.541426</text:p>
          </table:table-cell>
          <table:table-cell office:value-type="float" office:value="2.547326" calcext:value-type="float">
            <text:p>2.547326</text:p>
          </table:table-cell>
          <table:table-cell office:value-type="float" office:value="2.541227" calcext:value-type="float">
            <text:p>2.541227</text:p>
          </table:table-cell>
          <table:table-cell office:value-type="float" office:value="42.341914" calcext:value-type="float">
            <text:p>42.341914</text:p>
          </table:table-cell>
          <table:table-cell office:value-type="float" office:value="2.045058" calcext:value-type="float">
            <text:p>2.045058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5. CMOVcc REG, REG</text:p>
          </table:table-cell>
          <table:table-cell office:value-type="float" office:value="7.486408" calcext:value-type="float">
            <text:p>7.486408</text:p>
          </table:table-cell>
          <table:table-cell office:value-type="float" office:value="7.485192" calcext:value-type="float">
            <text:p>7.485192</text:p>
          </table:table-cell>
          <table:table-cell office:value-type="float" office:value="7.489013" calcext:value-type="float">
            <text:p>7.489013</text:p>
          </table:table-cell>
          <table:table-cell office:value-type="float" office:value="7.486426" calcext:value-type="float">
            <text:p>7.486426</text:p>
          </table:table-cell>
          <table:table-cell office:value-type="float" office:value="7.489239" calcext:value-type="float">
            <text:p>7.489239</text:p>
          </table:table-cell>
          <table:table-cell office:value-type="float" office:value="7.48873" calcext:value-type="float">
            <text:p>7.48873</text:p>
          </table:table-cell>
          <table:table-cell office:value-type="float" office:value="7.486643" calcext:value-type="float">
            <text:p>7.486643</text:p>
          </table:table-cell>
          <table:table-cell office:value-type="float" office:value="7.485662" calcext:value-type="float">
            <text:p>7.485662</text:p>
          </table:table-cell>
          <table:table-cell office:value-type="float" office:value="7.485982" calcext:value-type="float">
            <text:p>7.485982</text:p>
          </table:table-cell>
          <table:table-cell office:value-type="float" office:value="7.489933" calcext:value-type="float">
            <text:p>7.489933</text:p>
          </table:table-cell>
          <table:table-cell office:value-type="float" office:value="14.34488" calcext:value-type="float">
            <text:p>14.34488</text:p>
          </table:table-cell>
          <table:table-cell office:value-type="float" office:value="1.903345" calcext:value-type="float">
            <text:p>1.903345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6. FLOPS</text:p>
          </table:table-cell>
          <table:table-cell office:value-type="float" office:value="3.640009" calcext:value-type="float">
            <text:p>3.640009</text:p>
          </table:table-cell>
          <table:table-cell office:value-type="float" office:value="3.639733" calcext:value-type="float">
            <text:p>3.639733</text:p>
          </table:table-cell>
          <table:table-cell office:value-type="float" office:value="3.639011" calcext:value-type="float">
            <text:p>3.639011</text:p>
          </table:table-cell>
          <table:table-cell office:value-type="float" office:value="3.639722" calcext:value-type="float">
            <text:p>3.639722</text:p>
          </table:table-cell>
          <table:table-cell office:value-type="float" office:value="3.638954" calcext:value-type="float">
            <text:p>3.638954</text:p>
          </table:table-cell>
          <table:table-cell office:value-type="float" office:value="3.638616" calcext:value-type="float">
            <text:p>3.638616</text:p>
          </table:table-cell>
          <table:table-cell office:value-type="float" office:value="3.640094" calcext:value-type="float">
            <text:p>3.640094</text:p>
          </table:table-cell>
          <table:table-cell office:value-type="float" office:value="3.640556" calcext:value-type="float">
            <text:p>3.640556</text:p>
          </table:table-cell>
          <table:table-cell office:value-type="float" office:value="3.640369" calcext:value-type="float">
            <text:p>3.640369</text:p>
          </table:table-cell>
          <table:table-cell office:value-type="float" office:value="3.63902" calcext:value-type="float">
            <text:p>3.63902</text:p>
          </table:table-cell>
          <table:table-cell office:value-type="float" office:value="29.509622" calcext:value-type="float">
            <text:p>29.509622</text:p>
          </table:table-cell>
          <table:table-cell office:value-type="float" office:value="2.846021" calcext:value-type="float">
            <text:p>2.846021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7. IMUL REG, REG</text:p>
          </table:table-cell>
          <table:table-cell office:value-type="float" office:value="29.106664" calcext:value-type="float">
            <text:p>29.106664</text:p>
          </table:table-cell>
          <table:table-cell office:value-type="float" office:value="29.107384" calcext:value-type="float">
            <text:p>29.107384</text:p>
          </table:table-cell>
          <table:table-cell office:value-type="float" office:value="29.108467" calcext:value-type="float">
            <text:p>29.108467</text:p>
          </table:table-cell>
          <table:table-cell office:value-type="float" office:value="29.181192" calcext:value-type="float">
            <text:p>29.181192</text:p>
          </table:table-cell>
          <table:table-cell office:value-type="float" office:value="29.10574" calcext:value-type="float">
            <text:p>29.10574</text:p>
          </table:table-cell>
          <table:table-cell office:value-type="float" office:value="29.100788" calcext:value-type="float">
            <text:p>29.100788</text:p>
          </table:table-cell>
          <table:table-cell office:value-type="float" office:value="29.111879" calcext:value-type="float">
            <text:p>29.111879</text:p>
          </table:table-cell>
          <table:table-cell office:value-type="float" office:value="29.105611" calcext:value-type="float">
            <text:p>29.105611</text:p>
          </table:table-cell>
          <table:table-cell office:value-type="float" office:value="29.096476" calcext:value-type="float">
            <text:p>29.096476</text:p>
          </table:table-cell>
          <table:table-cell office:value-type="float" office:value="29.103709" calcext:value-type="float">
            <text:p>29.103709</text:p>
          </table:table-cell>
          <table:table-cell table:number-columns-repeated="2" office:value-type="float" office:value="3.690281" calcext:value-type="float">
            <text:p>3.690281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table:style-name="ce3"/>
          <table:table-cell table:style-name="ce2" table:number-columns-repeated="13"/>
          <table:table-cell/>
        </table:table-row>
        <table:table-row table:style-name="ro3" table:number-rows-repeated="557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8:56:42.702945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4T19:00:17.112146188</dc:date>
    <meta:editing-duration>PT14M16S</meta:editing-duration>
    <meta:editing-cycles>2</meta:editing-cycles>
    <meta:generator>LibreOffice/6.0.7.3$Linux_X86_64 LibreOffice_project/00m0$Build-3</meta:generator>
    <meta:document-statistic meta:table-count="1" meta:cell-count="111" meta:object-count="0"/>
  </office:meta>
</office:document-meta>
</file>